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Object 5/content.xml"/>
  <manifest:file-entry manifest:media-type="" manifest:full-path="Object 5/Pictures/2000000D000000DD000000DD878801F7.svm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" manifest:full-path="Object 6/Pictures/2000000D000000DD000000DD878801F7.svm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8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108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"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ISoft" table:style-name="ta1" table:print="false"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number-columns-repeated="3" table:default-cell-style-name="ce5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3"/>
          <table:table-cell table:style-name="ce7"/>
          <table:table-cell table:style-name="ce9"/>
          <table:table-cell table:number-columns-repeated="4"/>
          <table:table-cell>
            <draw:frame table:end-cell-address="SPISoft.N27" table:end-x="0.086cm" table:end-y="0.247cm" draw:z-index="0" draw:style-name="gr1" draw:text-style-name="P1" svg:width="11.354cm" svg:height="11.701cm" svg:x="0.022cm" svg:y="0.288cm">
              <draw:object draw:notify-on-update-of-ranges="SPISoft.A4:SPISoft.A25 SPISoft.B3:SPISoft.B3 SPISoft.B4:SPISoft.B25 SPISoft.A4:SPISoft.A25 SPISoft.F3:SPISoft.F3 SPISoft.F4:SPISoft.F25 SPISoft.A4:SPISoft.A25 SPISoft.C3:SPISoft.C3 SPISoft.C4:SPISoft.C25 SPISoft.A4:SPISoft.A25 SPISoft.G3:SPISoft.G3 SPISoft.G4:SPISoft.G25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1" office:value-type="string" table:number-columns-spanned="3" table:number-rows-spanned="1">
            <text:p>80MHz</text:p>
          </table:table-cell>
          <table:covered-table-cell table:style-name="ce3"/>
          <table:covered-table-cell table:style-name="ce7"/>
          <table:table-cell table:style-name="ce9"/>
          <table:table-cell table:number-columns-repeated="1019"/>
        </table:table-row>
        <table:table-row table:style-name="ro1">
          <table:table-cell table:style-name="ce1" office:value-type="string">
            <text:p>Delay</text:p>
          </table:table-cell>
          <table:table-cell table:style-name="ce4" office:value-type="string">
            <text:p>Freq</text:p>
          </table:table-cell>
          <table:table-cell table:style-name="ce8" office:value-type="string">
            <text:p>Period (ns)</text:p>
          </table:table-cell>
          <table:table-cell table:style-name="ce8" office:value-type="string">
            <text:p>F calc</text:p>
          </table:table-cell>
          <table:table-cell table:style-name="ce8" office:value-type="string">
            <text:p>F error</text:p>
          </table:table-cell>
          <table:table-cell table:style-name="ce10" office:value-type="string">
            <text:p>Fixed Freq</text:p>
          </table:table-cell>
          <table:table-cell table:style-name="ce10" office:value-type="string">
            <text:p>Fixed period</text:p>
          </table:table-cell>
          <table:table-cell table:style-name="ce10" table:number-columns-repeated="1016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office:value-type="float" office:value="1357">
            <text:p>1357</text:p>
          </table:table-cell>
          <table:table-cell table:style-name="ce5" table:formula="of:=1000000/[.B4]" office:value-type="float" office:value="736.919675755343">
            <text:p>737</text:p>
          </table:table-cell>
          <table:table-cell table:formula="of:=1000000/([.B$27]*[.A4]+[.C$27])" office:value-type="float" office:value="4405.28634361233">
            <text:p>4405</text:p>
          </table:table-cell>
          <table:table-cell table:formula="of:=[.D4]-[.B4]" office:value-type="float" office:value="3048.28634361233">
            <text:p>3048</text:p>
          </table:table-cell>
          <table:table-cell table:style-name="Default" office:value-type="float" office:value="2288">
            <text:p>2288</text:p>
          </table:table-cell>
          <table:table-cell table:style-name="ce5" table:formula="of:=1000000/[.F4]" office:value-type="float" office:value="437.062937062937">
            <text:p>437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float" office:value="1315">
            <text:p>1315</text:p>
          </table:table-cell>
          <table:table-cell table:style-name="ce5" table:formula="of:=1000000/[.B5]" office:value-type="float" office:value="760.456273764259">
            <text:p>760</text:p>
          </table:table-cell>
          <table:table-cell table:formula="of:=1000000/([.B$27]*[.A5]+[.C$27])" office:value-type="float" office:value="2842.52416145537">
            <text:p>2843</text:p>
          </table:table-cell>
          <table:table-cell table:formula="of:=[.D5]-[.B5]" office:value-type="float" office:value="1527.52416145537">
            <text:p>1528</text:p>
          </table:table-cell>
          <table:table-cell table:style-name="Default" office:value-type="float" office:value="1869">
            <text:p>1869</text:p>
          </table:table-cell>
          <table:table-cell table:style-name="ce5" table:formula="of:=1000000/[.F5]" office:value-type="float" office:value="535.045478865704">
            <text:p>535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1215">
            <text:p>1215</text:p>
          </table:table-cell>
          <table:table-cell table:style-name="ce5" table:formula="of:=1000000/[.B6]" office:value-type="float" office:value="823.045267489712">
            <text:p>823</text:p>
          </table:table-cell>
          <table:table-cell table:formula="of:=1000000/([.B$27]*[.A6]+[.C$27])" office:value-type="float" office:value="2098.19555182543">
            <text:p>2098</text:p>
          </table:table-cell>
          <table:table-cell table:formula="of:=[.D6]-[.B6]" office:value-type="float" office:value="883.19555182543">
            <text:p>883</text:p>
          </table:table-cell>
          <table:table-cell table:style-name="Default" office:value-type="float" office:value="1824">
            <text:p>1824</text:p>
          </table:table-cell>
          <table:table-cell table:style-name="ce5" table:formula="of:=1000000/[.F6]" office:value-type="float" office:value="548.245614035088">
            <text:p>548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float" office:value="1129">
            <text:p>1129</text:p>
          </table:table-cell>
          <table:table-cell table:style-name="ce5" table:formula="of:=1000000/[.B7]" office:value-type="float" office:value="885.739592559787">
            <text:p>886</text:p>
          </table:table-cell>
          <table:table-cell table:formula="of:=1000000/([.B$27]*[.A7]+[.C$27])" office:value-type="float" office:value="1662.7868307283">
            <text:p>1663</text:p>
          </table:table-cell>
          <table:table-cell table:formula="of:=[.D7]-[.B7]" office:value-type="float" office:value="533.786830728301">
            <text:p>534</text:p>
          </table:table-cell>
          <table:table-cell table:style-name="Default" office:value-type="float" office:value="1780">
            <text:p>1780</text:p>
          </table:table-cell>
          <table:table-cell table:style-name="ce5" table:formula="of:=1000000/[.F7]" office:value-type="float" office:value="561.797752808989">
            <text:p>562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float" office:value="1055">
            <text:p>1055</text:p>
          </table:table-cell>
          <table:table-cell table:style-name="ce5" table:formula="of:=1000000/[.B8]" office:value-type="float" office:value="947.867298578199">
            <text:p>948</text:p>
          </table:table-cell>
          <table:table-cell table:formula="of:=1000000/([.B$27]*[.A8]+[.C$27])" office:value-type="float" office:value="1377.03112090333">
            <text:p>1377</text:p>
          </table:table-cell>
          <table:table-cell table:formula="of:=[.D8]-[.B8]" office:value-type="float" office:value="322.031120903332">
            <text:p>322</text:p>
          </table:table-cell>
          <table:table-cell table:style-name="Default" office:value-type="float" office:value="1744">
            <text:p>1744</text:p>
          </table:table-cell>
          <table:table-cell table:style-name="ce5" table:formula="of:=1000000/[.F8]" office:value-type="float" office:value="573.394495412844">
            <text:p>573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float" office:value="989.6">
            <text:p>990</text:p>
          </table:table-cell>
          <table:table-cell table:style-name="ce5" table:formula="of:=1000000/[.B9]" office:value-type="float" office:value="1010.50929668553">
            <text:p>1011</text:p>
          </table:table-cell>
          <table:table-cell table:formula="of:=1000000/([.B$27]*[.A9]+[.C$27])" office:value-type="float" office:value="1175.08813160987">
            <text:p>1175</text:p>
          </table:table-cell>
          <table:table-cell table:formula="of:=[.D9]-[.B9]" office:value-type="float" office:value="185.488131609871">
            <text:p>185</text:p>
          </table:table-cell>
          <table:table-cell table:style-name="Default" office:value-type="float" office:value="1709">
            <text:p>1709</text:p>
          </table:table-cell>
          <table:table-cell table:style-name="ce5" table:formula="of:=1000000/[.F9]" office:value-type="float" office:value="585.137507314219">
            <text:p>585</text:p>
          </table:table-cell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float" office:value="932.1">
            <text:p>932</text:p>
          </table:table-cell>
          <table:table-cell table:style-name="ce5" table:formula="of:=1000000/[.B10]" office:value-type="float" office:value="1072.84626113078">
            <text:p>1073</text:p>
          </table:table-cell>
          <table:table-cell table:formula="of:=1000000/([.B$27]*[.A10]+[.C$27])" office:value-type="float" office:value="1024.80016396803">
            <text:p>1025</text:p>
          </table:table-cell>
          <table:table-cell table:formula="of:=[.D10]-[.B10]" office:value-type="float" office:value="92.7001639680262">
            <text:p>93</text:p>
          </table:table-cell>
          <table:table-cell table:style-name="Default" office:value-type="float" office:value="1639">
            <text:p>1639</text:p>
          </table:table-cell>
          <table:table-cell table:style-name="ce5" table:formula="of:=1000000/[.F10]" office:value-type="float" office:value="610.12812690665">
            <text:p>610</text:p>
          </table:table-cell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float" office:value="880.7">
            <text:p>881</text:p>
          </table:table-cell>
          <table:table-cell table:style-name="ce5" table:formula="of:=1000000/[.B11]" office:value-type="float" office:value="1135.46042920404">
            <text:p>1135</text:p>
          </table:table-cell>
          <table:table-cell table:formula="of:=1000000/([.B$27]*[.A11]+[.C$27])" office:value-type="float" office:value="908.595311648192">
            <text:p>909</text:p>
          </table:table-cell>
          <table:table-cell table:formula="of:=[.D11]-[.B11]" office:value-type="float" office:value="27.895311648192">
            <text:p>28</text:p>
          </table:table-cell>
          <table:table-cell table:style-name="Default" office:value-type="float" office:value="1575">
            <text:p>1575</text:p>
          </table:table-cell>
          <table:table-cell table:style-name="ce5" table:formula="of:=1000000/[.F11]" office:value-type="float" office:value="634.920634920635">
            <text:p>635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style-name="ce5" office:value-type="float" office:value="818.6">
            <text:p>819</text:p>
          </table:table-cell>
          <table:table-cell table:style-name="ce5" table:formula="of:=1000000/[.B12]" office:value-type="float" office:value="1221.59784998778">
            <text:p>1222</text:p>
          </table:table-cell>
          <table:table-cell table:formula="of:=1000000/([.B$27]*[.A12]+[.C$27])" office:value-type="float" office:value="816.060062020565">
            <text:p>816</text:p>
          </table:table-cell>
          <table:table-cell table:formula="of:=[.D12]-[.B12]" office:value-type="float" office:value="-2.53993797943542">
            <text:p>-3</text:p>
          </table:table-cell>
          <table:table-cell table:style-name="Default" office:value-type="float" office:value="1511">
            <text:p>1511</text:p>
          </table:table-cell>
          <table:table-cell table:style-name="ce5" table:formula="of:=1000000/[.F12]" office:value-type="float" office:value="661.813368630046">
            <text:p>662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float" office:value="742.7">
            <text:p>743</text:p>
          </table:table-cell>
          <table:table-cell table:style-name="ce5" table:formula="of:=1000000/[.B13]" office:value-type="float" office:value="1346.43866971859">
            <text:p>1346</text:p>
          </table:table-cell>
          <table:table-cell table:formula="of:=1000000/([.B$27]*[.A13]+[.C$27])" office:value-type="float" office:value="740.631017627018">
            <text:p>741</text:p>
          </table:table-cell>
          <table:table-cell table:formula="of:=[.D13]-[.B13]" office:value-type="float" office:value="-2.06898237298185">
            <text:p>-2</text:p>
          </table:table-cell>
          <table:table-cell table:style-name="Default" office:value-type="float" office:value="1462">
            <text:p>1462</text:p>
          </table:table-cell>
          <table:table-cell table:style-name="ce5" table:formula="of:=1000000/[.F13]" office:value-type="float" office:value="683.994528043776">
            <text:p>684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float" office:value="679.5">
            <text:p>680</text:p>
          </table:table-cell>
          <table:table-cell table:style-name="ce5" table:formula="of:=1000000/[.B14]" office:value-type="float" office:value="1471.67034584253">
            <text:p>1472</text:p>
          </table:table-cell>
          <table:table-cell table:formula="of:=1000000/([.B$27]*[.A14]+[.C$27])" office:value-type="float" office:value="677.966101694915">
            <text:p>678</text:p>
          </table:table-cell>
          <table:table-cell table:formula="of:=[.D14]-[.B14]" office:value-type="float" office:value="-1.53389830508479">
            <text:p>-2</text:p>
          </table:table-cell>
          <table:table-cell table:style-name="Default" office:value-type="float" office:value="1408">
            <text:p>1408</text:p>
          </table:table-cell>
          <table:table-cell table:style-name="ce5" table:formula="of:=1000000/[.F14]" office:value-type="float" office:value="710.227272727273">
            <text:p>7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float" office:value="625.8">
            <text:p>626</text:p>
          </table:table-cell>
          <table:table-cell table:style-name="ce5" table:formula="of:=1000000/[.B15]" office:value-type="float" office:value="1597.95461808885">
            <text:p>1598</text:p>
          </table:table-cell>
          <table:table-cell table:formula="of:=1000000/([.B$27]*[.A15]+[.C$27])" office:value-type="float" office:value="625.078134766846">
            <text:p>625</text:p>
          </table:table-cell>
          <table:table-cell table:formula="of:=[.D15]-[.B15]" office:value-type="float" office:value="-0.721865233154063">
            <text:p>-1</text:p>
          </table:table-cell>
          <table:table-cell table:style-name="Default" office:value-type="float" office:value="1338">
            <text:p>1338</text:p>
          </table:table-cell>
          <table:table-cell table:style-name="ce5" table:formula="of:=1000000/[.F15]" office:value-type="float" office:value="747.384155455904">
            <text:p>747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table:style-name="ce5" office:value-type="float" office:value="578.2">
            <text:p>578</text:p>
          </table:table-cell>
          <table:table-cell table:style-name="ce5" table:formula="of:=1000000/[.B16]" office:value-type="float" office:value="1729.50536146662">
            <text:p>1730</text:p>
          </table:table-cell>
          <table:table-cell table:formula="of:=1000000/([.B$27]*[.A16]+[.C$27])" office:value-type="float" office:value="579.844601646759">
            <text:p>580</text:p>
          </table:table-cell>
          <table:table-cell table:formula="of:=[.D16]-[.B16]" office:value-type="float" office:value="1.6446016467587">
            <text:p>2</text:p>
          </table:table-cell>
          <table:table-cell table:style-name="Default" office:value-type="float" office:value="1294">
            <text:p>1294</text:p>
          </table:table-cell>
          <table:table-cell table:style-name="ce5" table:formula="of:=1000000/[.F16]" office:value-type="float" office:value="772.797527047914">
            <text:p>773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367.4">
            <text:p>367</text:p>
          </table:table-cell>
          <table:table-cell table:style-name="ce5" table:formula="of:=1000000/[.B17]" office:value-type="float" office:value="2721.82906913446">
            <text:p>2722</text:p>
          </table:table-cell>
          <table:table-cell table:formula="of:=1000000/([.B$27]*[.A17]+[.C$27])" office:value-type="float" office:value="367.242012486228">
            <text:p>367</text:p>
          </table:table-cell>
          <table:table-cell table:formula="of:=[.D17]-[.B17]" office:value-type="float" office:value="-0.157987513771559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table:style-name="ce5" office:value-type="float" office:value="251.3">
            <text:p>251</text:p>
          </table:table-cell>
          <table:table-cell table:style-name="ce5" table:formula="of:=1000000/[.B18]" office:value-type="float" office:value="3979.30760047752">
            <text:p>3979</text:p>
          </table:table-cell>
          <table:table-cell table:formula="of:=1000000/([.B$27]*[.A18]+[.C$27])" office:value-type="float" office:value="251.82573659028">
            <text:p>252</text:p>
          </table:table-cell>
          <table:table-cell table:formula="of:=[.D18]-[.B18]" office:value-type="float" office:value="0.525736590279507">
            <text:p>1</text:p>
          </table:table-cell>
          <table:table-cell table:style-name="Default"/>
          <table:table-cell table:style-name="ce5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table:style-name="ce5" office:value-type="float" office:value="191.6">
            <text:p>192</text:p>
          </table:table-cell>
          <table:table-cell table:style-name="ce5" table:formula="of:=1000000/[.B19]" office:value-type="float" office:value="5219.20668058455">
            <text:p>5219</text:p>
          </table:table-cell>
          <table:table-cell table:formula="of:=1000000/([.B$27]*[.A19]+[.C$27])" office:value-type="float" office:value="191.607587660471">
            <text:p>192</text:p>
          </table:table-cell>
          <table:table-cell table:formula="of:=[.D19]-[.B19]" office:value-type="float" office:value="0.0075876604713585">
            <text:p>0</text:p>
          </table:table-cell>
          <table:table-cell table:style-name="Default"/>
          <table:table-cell table:style-name="ce5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table:style-name="ce5" office:value-type="float" office:value="154.7">
            <text:p>155</text:p>
          </table:table-cell>
          <table:table-cell table:style-name="ce5" table:formula="of:=1000000/[.B20]" office:value-type="float" office:value="6464.12411118294">
            <text:p>6464</text:p>
          </table:table-cell>
          <table:table-cell table:formula="of:=1000000/([.B$27]*[.A20]+[.C$27])" office:value-type="float" office:value="154.631204577084">
            <text:p>155</text:p>
          </table:table-cell>
          <table:table-cell table:formula="of:=[.D20]-[.B20]" office:value-type="float" office:value="-0.0687954229163381">
            <text:p>0</text:p>
          </table:table-cell>
          <table:table-cell table:style-name="Default"/>
          <table:table-cell table:style-name="ce5"/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table:style-name="ce5" office:value-type="float" office:value="129.4">
            <text:p>129</text:p>
          </table:table-cell>
          <table:table-cell table:style-name="ce5" table:formula="of:=1000000/[.B21]" office:value-type="float" office:value="7727.97527047913">
            <text:p>7728</text:p>
          </table:table-cell>
          <table:table-cell table:formula="of:=1000000/([.B$27]*[.A21]+[.C$27])" office:value-type="float" office:value="129.617627997408">
            <text:p>130</text:p>
          </table:table-cell>
          <table:table-cell table:formula="of:=[.D21]-[.B21]" office:value-type="float" office:value="0.217627997407646">
            <text:p>0</text:p>
          </table:table-cell>
          <table:table-cell table:style-name="Default"/>
          <table:table-cell table:style-name="ce5"/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table:style-name="ce5" office:value-type="float" office:value="111.6">
            <text:p>112</text:p>
          </table:table-cell>
          <table:table-cell table:style-name="ce5" table:formula="of:=1000000/[.B22]" office:value-type="float" office:value="8960.57347670251">
            <text:p>8961</text:p>
          </table:table-cell>
          <table:table-cell table:formula="of:=1000000/([.B$27]*[.A22]+[.C$27])" office:value-type="float" office:value="111.569786901707">
            <text:p>112</text:p>
          </table:table-cell>
          <table:table-cell table:formula="of:=[.D22]-[.B22]" office:value-type="float" office:value="-0.0302130982929754">
            <text:p>0</text:p>
          </table:table-cell>
          <table:table-cell table:style-name="Default"/>
          <table:table-cell table:style-name="ce5"/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table:style-name="ce5" office:value-type="float" office:value="97.87">
            <text:p>98</text:p>
          </table:table-cell>
          <table:table-cell table:style-name="ce5" table:formula="of:=1000000/[.B23]" office:value-type="float" office:value="10217.6356391131">
            <text:p>10218</text:p>
          </table:table-cell>
          <table:table-cell table:formula="of:=1000000/([.B$27]*[.A23]+[.C$27])" office:value-type="float" office:value="97.9336010185095">
            <text:p>98</text:p>
          </table:table-cell>
          <table:table-cell table:formula="of:=[.D23]-[.B23]" office:value-type="float" office:value="0.0636010185094449">
            <text:p>0</text:p>
          </table:table-cell>
          <table:table-cell table:style-name="Default"/>
          <table:table-cell table:style-name="ce5"/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table:style-name="ce5" office:value-type="float" office:value="87.14">
            <text:p>87</text:p>
          </table:table-cell>
          <table:table-cell table:style-name="ce5" table:formula="of:=1000000/[.B24]" office:value-type="float" office:value="11475.7860913473">
            <text:p>11476</text:p>
          </table:table-cell>
          <table:table-cell table:formula="of:=1000000/([.B$27]*[.A24]+[.C$27])" office:value-type="float" office:value="87.2676498821887">
            <text:p>87</text:p>
          </table:table-cell>
          <table:table-cell table:formula="of:=[.D24]-[.B24]" office:value-type="float" office:value="0.127649882188678">
            <text:p>0</text:p>
          </table:table-cell>
          <table:table-cell table:style-name="Default"/>
          <table:table-cell table:style-name="ce5"/>
          <table:table-cell table:number-columns-repeated="1016"/>
        </table:table-row>
        <table:table-row table:style-name="ro1">
          <table:table-cell office:value-type="float" office:value="100">
            <text:p>100</text:p>
          </table:table-cell>
          <table:table-cell table:style-name="ce5" office:value-type="float" office:value="78.8">
            <text:p>79</text:p>
          </table:table-cell>
          <table:table-cell table:style-name="ce5" table:formula="of:=1000000/[.B25]" office:value-type="float" office:value="12690.3553299492">
            <text:p>12690</text:p>
          </table:table-cell>
          <table:table-cell table:formula="of:=1000000/([.B$27]*[.A25]+[.C$27])" office:value-type="float" office:value="78.6967813016448">
            <text:p>79</text:p>
          </table:table-cell>
          <table:table-cell table:formula="of:=[.D25]-[.B25]" office:value-type="float" office:value="-0.103218698355235">
            <text:p>0</text:p>
          </table:table-cell>
          <table:table-cell table:style-name="Default"/>
          <table:table-cell table:style-name="ce5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Coefficients</text:p>
          </table:table-cell>
          <table:table-cell office:value-type="float" office:value="124.8">
            <text:p>124.8</text:p>
          </table:table-cell>
          <table:table-cell office:value-type="float" office:value="227">
            <text:p>227</text:p>
          </table:table-cell>
          <table:table-cell table:number-columns-repeated="1020"/>
        </table:table-row>
        <table:table-row table:style-name="ro1">
          <table:table-cell office:value-type="string">
            <text:p>Calculated</text:p>
          </table:table-cell>
          <table:table-cell table:number-matrix-columns-spanned="2" table:number-matrix-rows-spanned="1" table:formula="of:=LINEST([.C12:.C25];[.A12:.A25])" office:value-type="float" office:value="124.830525642426">
            <text:p>124.8</text:p>
          </table:table-cell>
          <table:table-cell office:value-type="float" office:value="226.710713217419">
            <text:p>226.71</text:p>
          </table:table-cell>
          <table:table-cell table:number-columns-repeated="1020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style-name="ce1" office:value-type="string" table:number-columns-spanned="3" table:number-rows-spanned="1">
            <text:p>160MHz</text:p>
          </table:table-cell>
          <table:covered-table-cell table:style-name="ce3"/>
          <table:covered-table-cell table:style-name="ce7"/>
          <table:table-cell table:style-name="ce9"/>
          <table:table-cell table:number-columns-repeated="1019"/>
        </table:table-row>
        <table:table-row table:style-name="ro1">
          <table:table-cell table:style-name="ce1" office:value-type="string">
            <text:p>Delay</text:p>
          </table:table-cell>
          <table:table-cell table:style-name="ce4" office:value-type="string">
            <text:p>Freq</text:p>
          </table:table-cell>
          <table:table-cell table:style-name="ce8" office:value-type="string">
            <text:p>Period (ns)</text:p>
          </table:table-cell>
          <table:table-cell table:style-name="ce8" office:value-type="string">
            <text:p>F calc</text:p>
          </table:table-cell>
          <table:table-cell table:style-name="ce8" office:value-type="string">
            <text:p>F error</text:p>
          </table:table-cell>
          <table:table-cell table:style-name="ce10" office:value-type="string">
            <text:p>Fixed <text:s/>Freq</text:p>
          </table:table-cell>
          <table:table-cell table:style-name="ce10" office:value-type="string">
            <text:p>Fixed period</text:p>
          </table:table-cell>
          <table:table-cell table:number-columns-repeated="1016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office:value-type="float" office:value="2133">
            <text:p>2133</text:p>
          </table:table-cell>
          <table:table-cell table:style-name="ce5" table:formula="of:=1000000/[.B36]" office:value-type="float" office:value="468.82325363338">
            <text:p>469</text:p>
          </table:table-cell>
          <table:table-cell table:formula="of:=1000000/([.B$61]*[.A36]+[.C$61])" office:value-type="float" office:value="5714.28571428571">
            <text:p>5714</text:p>
          </table:table-cell>
          <table:table-cell table:formula="of:=[.D36]-[.B36]" office:value-type="float" office:value="3581.28571428571">
            <text:p>3581</text:p>
          </table:table-cell>
          <table:table-cell table:style-name="Default" office:value-type="float" office:value="2857">
            <text:p>2857</text:p>
          </table:table-cell>
          <table:table-cell table:style-name="ce5" table:formula="of:=1000000/[.F36]" office:value-type="float" office:value="350.017500875044">
            <text:p>350</text:p>
          </table:table-cell>
          <table:table-cell>
            <draw:frame table:end-cell-address="SPISoft.M62" table:end-x="1.236cm" table:end-y="0.391cm" draw:z-index="1" draw:style-name="gr1" draw:text-style-name="P1" svg:width="10.992cm" svg:height="11.866cm" svg:x="1.535cm" svg:y="0.268cm">
              <draw:object draw:notify-on-update-of-ranges="SPISoft.A36:SPISoft.A57 SPISoft.B35:SPISoft.B35 SPISoft.B36:SPISoft.B57 SPISoft.A36:SPISoft.A57 SPISoft.F35:SPISoft.F35 SPISoft.F36:SPISoft.F57 SPISoft.A36:SPISoft.A57 SPISoft.C35:SPISoft.C35 SPISoft.C36:SPISoft.C57 SPISoft.A36:SPISoft.A57 SPISoft.G35:SPISoft.G35 SPISoft.G36:SPISoft.G57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float" office:value="2126">
            <text:p>2126</text:p>
          </table:table-cell>
          <table:table-cell table:style-name="ce5" table:formula="of:=1000000/[.B37]" office:value-type="float" office:value="470.366886171214">
            <text:p>470</text:p>
          </table:table-cell>
          <table:table-cell table:formula="of:=1000000/([.B$61]*[.A37]+[.C$61])" office:value-type="float" office:value="4210.52631578947">
            <text:p>4211</text:p>
          </table:table-cell>
          <table:table-cell table:formula="of:=[.D37]-[.B37]" office:value-type="float" office:value="2084.52631578947">
            <text:p>2085</text:p>
          </table:table-cell>
          <table:table-cell table:style-name="Default" office:value-type="float" office:value="2510">
            <text:p>2510</text:p>
          </table:table-cell>
          <table:table-cell table:style-name="ce5" table:formula="of:=1000000/[.F37]" office:value-type="float" office:value="398.406374501992">
            <text:p>398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2106">
            <text:p>2106</text:p>
          </table:table-cell>
          <table:table-cell table:style-name="ce5" table:formula="of:=1000000/[.B38]" office:value-type="float" office:value="474.833808167142">
            <text:p>475</text:p>
          </table:table-cell>
          <table:table-cell table:formula="of:=1000000/([.B$61]*[.A38]+[.C$61])" office:value-type="float" office:value="3333.33333333333">
            <text:p>3333</text:p>
          </table:table-cell>
          <table:table-cell table:formula="of:=[.D38]-[.B38]" office:value-type="float" office:value="1227.33333333333">
            <text:p>1227</text:p>
          </table:table-cell>
          <table:table-cell table:style-name="Default" office:value-type="float" office:value="2500">
            <text:p>2500</text:p>
          </table:table-cell>
          <table:table-cell table:style-name="ce5" table:formula="of:=1000000/[.F38]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float" office:value="1958">
            <text:p>1958</text:p>
          </table:table-cell>
          <table:table-cell table:style-name="ce5" table:formula="of:=1000000/[.B39]" office:value-type="float" office:value="510.725229826353">
            <text:p>511</text:p>
          </table:table-cell>
          <table:table-cell table:formula="of:=1000000/([.B$61]*[.A39]+[.C$61])" office:value-type="float" office:value="2758.62068965517">
            <text:p>2759</text:p>
          </table:table-cell>
          <table:table-cell table:formula="of:=[.D39]-[.B39]" office:value-type="float" office:value="800.620689655173">
            <text:p>801</text:p>
          </table:table-cell>
          <table:table-cell table:style-name="Default" office:value-type="float" office:value="2439">
            <text:p>2439</text:p>
          </table:table-cell>
          <table:table-cell table:style-name="ce5" table:formula="of:=1000000/[.F39]" office:value-type="float" office:value="410.004100041">
            <text:p>410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float" office:value="1861">
            <text:p>1861</text:p>
          </table:table-cell>
          <table:table-cell table:style-name="ce5" table:formula="of:=1000000/[.B40]" office:value-type="float" office:value="537.345513164965">
            <text:p>537</text:p>
          </table:table-cell>
          <table:table-cell table:formula="of:=1000000/([.B$61]*[.A40]+[.C$61])" office:value-type="float" office:value="2352.94117647059">
            <text:p>2353</text:p>
          </table:table-cell>
          <table:table-cell table:formula="of:=[.D40]-[.B40]" office:value-type="float" office:value="491.941176470588">
            <text:p>492</text:p>
          </table:table-cell>
          <table:table-cell table:style-name="Default" office:value-type="float" office:value="2429">
            <text:p>2429</text:p>
          </table:table-cell>
          <table:table-cell table:style-name="ce5" table:formula="of:=1000000/[.F40]" office:value-type="float" office:value="411.692054343351">
            <text:p>412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float" office:value="1745">
            <text:p>1745</text:p>
          </table:table-cell>
          <table:table-cell table:style-name="ce5" table:formula="of:=1000000/[.B41]" office:value-type="float" office:value="573.065902578797">
            <text:p>573</text:p>
          </table:table-cell>
          <table:table-cell table:formula="of:=1000000/([.B$61]*[.A41]+[.C$61])" office:value-type="float" office:value="2051.28205128205">
            <text:p>2051</text:p>
          </table:table-cell>
          <table:table-cell table:formula="of:=[.D41]-[.B41]" office:value-type="float" office:value="306.282051282051">
            <text:p>306</text:p>
          </table:table-cell>
          <table:table-cell table:style-name="Default" office:value-type="float" office:value="2372">
            <text:p>2372</text:p>
          </table:table-cell>
          <table:table-cell table:style-name="ce5" table:formula="of:=1000000/[.F41]" office:value-type="float" office:value="421.585160202361">
            <text:p>422</text:p>
          </table:table-cell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float" office:value="1668">
            <text:p>1668</text:p>
          </table:table-cell>
          <table:table-cell table:style-name="ce5" table:formula="of:=1000000/[.B42]" office:value-type="float" office:value="599.520383693046">
            <text:p>600</text:p>
          </table:table-cell>
          <table:table-cell table:formula="of:=1000000/([.B$61]*[.A42]+[.C$61])" office:value-type="float" office:value="1818.18181818182">
            <text:p>1818</text:p>
          </table:table-cell>
          <table:table-cell table:formula="of:=[.D42]-[.B42]" office:value-type="float" office:value="150.181818181818">
            <text:p>150</text:p>
          </table:table-cell>
          <table:table-cell table:style-name="Default" office:value-type="float" office:value="2353">
            <text:p>2353</text:p>
          </table:table-cell>
          <table:table-cell table:style-name="ce5" table:formula="of:=1000000/[.F42]" office:value-type="float" office:value="424.989375265618">
            <text:p>425</text:p>
          </table:table-cell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float" office:value="1573">
            <text:p>1573</text:p>
          </table:table-cell>
          <table:table-cell table:style-name="ce5" table:formula="of:=1000000/[.B43]" office:value-type="float" office:value="635.727908455181">
            <text:p>636</text:p>
          </table:table-cell>
          <table:table-cell table:formula="of:=1000000/([.B$61]*[.A43]+[.C$61])" office:value-type="float" office:value="1632.65306122449">
            <text:p>1633</text:p>
          </table:table-cell>
          <table:table-cell table:formula="of:=[.D43]-[.B43]" office:value-type="float" office:value="59.6530612244899">
            <text:p>60</text:p>
          </table:table-cell>
          <table:table-cell table:style-name="Default" office:value-type="float" office:value="2294">
            <text:p>2294</text:p>
          </table:table-cell>
          <table:table-cell table:style-name="ce5" table:formula="of:=1000000/[.F43]" office:value-type="float" office:value="435.9197907585">
            <text:p>436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style-name="ce5" office:value-type="float" office:value="1482">
            <text:p>1482</text:p>
          </table:table-cell>
          <table:table-cell table:style-name="ce5" table:formula="of:=1000000/[.B44]" office:value-type="float" office:value="674.76383265857">
            <text:p>675</text:p>
          </table:table-cell>
          <table:table-cell table:formula="of:=1000000/([.B$61]*[.A44]+[.C$61])" office:value-type="float" office:value="1481.48148148148">
            <text:p>1481</text:p>
          </table:table-cell>
          <table:table-cell table:formula="of:=[.D44]-[.B44]" office:value-type="float" office:value="-0.518518518518476">
            <text:p>-1</text:p>
          </table:table-cell>
          <table:table-cell table:style-name="Default" office:value-type="float" office:value="2283">
            <text:p>2283</text:p>
          </table:table-cell>
          <table:table-cell table:style-name="ce5" table:formula="of:=1000000/[.F44]" office:value-type="float" office:value="438.020148926851">
            <text:p>43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float" office:value="1357">
            <text:p>1357</text:p>
          </table:table-cell>
          <table:table-cell table:style-name="ce5" table:formula="of:=1000000/[.B45]" office:value-type="float" office:value="736.919675755343">
            <text:p>737</text:p>
          </table:table-cell>
          <table:table-cell table:formula="of:=1000000/([.B$61]*[.A45]+[.C$61])" office:value-type="float" office:value="1355.93220338983">
            <text:p>1356</text:p>
          </table:table-cell>
          <table:table-cell table:formula="of:=[.D45]-[.B45]" office:value-type="float" office:value="-1.06779661016958">
            <text:p>-1</text:p>
          </table:table-cell>
          <table:table-cell table:style-name="Default" office:value-type="float" office:value="2242">
            <text:p>2242</text:p>
          </table:table-cell>
          <table:table-cell table:style-name="ce5" table:formula="of:=1000000/[.F45]" office:value-type="float" office:value="446.030330062444">
            <text:p>446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float" office:value="1250">
            <text:p>1250</text:p>
          </table:table-cell>
          <table:table-cell table:style-name="ce5" table:formula="of:=1000000/[.B46]" office:value-type="float" office:value="800">
            <text:p>800</text:p>
          </table:table-cell>
          <table:table-cell table:formula="of:=1000000/([.B$61]*[.A46]+[.C$61])" office:value-type="float" office:value="1250">
            <text:p>1250</text:p>
          </table:table-cell>
          <table:table-cell table:formula="of:=[.D46]-[.B46]" office:value-type="float" office:value="0">
            <text:p>0</text:p>
          </table:table-cell>
          <table:table-cell table:style-name="Default" office:value-type="float" office:value="2222">
            <text:p>2222</text:p>
          </table:table-cell>
          <table:table-cell table:style-name="ce5" table:formula="of:=1000000/[.F46]" office:value-type="float" office:value="450.04500450045">
            <text:p>45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float" office:value="1160">
            <text:p>1160</text:p>
          </table:table-cell>
          <table:table-cell table:style-name="ce5" table:formula="of:=1000000/[.B47]" office:value-type="float" office:value="862.068965517241">
            <text:p>862</text:p>
          </table:table-cell>
          <table:table-cell table:formula="of:=1000000/([.B$61]*[.A47]+[.C$61])" office:value-type="float" office:value="1159.42028985507">
            <text:p>1159</text:p>
          </table:table-cell>
          <table:table-cell table:formula="of:=[.D47]-[.B47]" office:value-type="float" office:value="-0.579710144927503">
            <text:p>-1</text:p>
          </table:table-cell>
          <table:table-cell table:style-name="Default" office:value-type="float" office:value="2174">
            <text:p>2174</text:p>
          </table:table-cell>
          <table:table-cell table:style-name="ce5" table:formula="of:=1000000/[.F47]" office:value-type="float" office:value="459.981600735971">
            <text:p>460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table:style-name="ce5" office:value-type="float" office:value="1081">
            <text:p>1081</text:p>
          </table:table-cell>
          <table:table-cell table:style-name="ce5" table:formula="of:=1000000/[.B48]" office:value-type="float" office:value="925.069380203515">
            <text:p>925</text:p>
          </table:table-cell>
          <table:table-cell table:formula="of:=1000000/([.B$61]*[.A48]+[.C$61])" office:value-type="float" office:value="1081.08108108108">
            <text:p>1081</text:p>
          </table:table-cell>
          <table:table-cell table:formula="of:=[.D48]-[.B48]" office:value-type="float" office:value="0.0810810810810381">
            <text:p>0</text:p>
          </table:table-cell>
          <table:table-cell table:style-name="Default" office:value-type="float" office:value="2165">
            <text:p>2165</text:p>
          </table:table-cell>
          <table:table-cell table:style-name="ce5" table:formula="of:=1000000/[.F48]" office:value-type="float" office:value="461.89376443418">
            <text:p>462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701.9">
            <text:p>702</text:p>
          </table:table-cell>
          <table:table-cell table:style-name="ce5" table:formula="of:=1000000/[.B49]" office:value-type="float" office:value="1424.70437384243">
            <text:p>1425</text:p>
          </table:table-cell>
          <table:table-cell table:formula="of:=1000000/([.B$61]*[.A49]+[.C$61])" office:value-type="float" office:value="701.754385964912">
            <text:p>702</text:p>
          </table:table-cell>
          <table:table-cell table:formula="of:=[.D49]-[.B49]" office:value-type="float" office:value="-0.145614035087647">
            <text:p>0</text:p>
          </table:table-cell>
          <table:table-cell table:style-name="Default"/>
          <table:table-cell table:style-name="ce5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table:style-name="ce5" office:value-type="float" office:value="487.9">
            <text:p>488</text:p>
          </table:table-cell>
          <table:table-cell table:style-name="ce5" table:formula="of:=1000000/[.B50]" office:value-type="float" office:value="2049.60032793605">
            <text:p>2050</text:p>
          </table:table-cell>
          <table:table-cell table:formula="of:=1000000/([.B$61]*[.A50]+[.C$61])" office:value-type="float" office:value="487.804878048781">
            <text:p>488</text:p>
          </table:table-cell>
          <table:table-cell table:formula="of:=[.D50]-[.B50]" office:value-type="float" office:value="-0.0951219512194825">
            <text:p>0</text:p>
          </table:table-cell>
          <table:table-cell table:style-name="Default"/>
          <table:table-cell table:style-name="ce5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table:style-name="ce5" office:value-type="float" office:value="373.9">
            <text:p>374</text:p>
          </table:table-cell>
          <table:table-cell table:style-name="ce5" table:formula="of:=1000000/[.B51]" office:value-type="float" office:value="2674.51190157796">
            <text:p>2675</text:p>
          </table:table-cell>
          <table:table-cell table:formula="of:=1000000/([.B$61]*[.A51]+[.C$61])" office:value-type="float" office:value="373.831775700935">
            <text:p>374</text:p>
          </table:table-cell>
          <table:table-cell table:formula="of:=[.D51]-[.B51]" office:value-type="float" office:value="-0.0682242990653776">
            <text:p>0</text:p>
          </table:table-cell>
          <table:table-cell table:style-name="Default"/>
          <table:table-cell table:style-name="ce5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table:style-name="ce5" office:value-type="float" office:value="302.9">
            <text:p>303</text:p>
          </table:table-cell>
          <table:table-cell table:style-name="ce5" table:formula="of:=1000000/[.B52]" office:value-type="float" office:value="3301.41961043249">
            <text:p>3301</text:p>
          </table:table-cell>
          <table:table-cell table:formula="of:=1000000/([.B$61]*[.A52]+[.C$61])" office:value-type="float" office:value="303.030303030303">
            <text:p>303</text:p>
          </table:table-cell>
          <table:table-cell table:formula="of:=[.D52]-[.B52]" office:value-type="float" office:value="0.130303030303025">
            <text:p>0</text:p>
          </table:table-cell>
          <table:table-cell table:style-name="Default"/>
          <table:table-cell table:style-name="ce5"/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table:style-name="ce5" office:value-type="float" office:value="254.6">
            <text:p>255</text:p>
          </table:table-cell>
          <table:table-cell table:style-name="ce5" table:formula="of:=1000000/[.B53]" office:value-type="float" office:value="3927.72977219167">
            <text:p>3928</text:p>
          </table:table-cell>
          <table:table-cell table:formula="of:=1000000/([.B$61]*[.A53]+[.C$61])" office:value-type="float" office:value="254.777070063694">
            <text:p>255</text:p>
          </table:table-cell>
          <table:table-cell table:formula="of:=[.D53]-[.B53]" office:value-type="float" office:value="0.177070063694259">
            <text:p>0</text:p>
          </table:table-cell>
          <table:table-cell table:style-name="Default"/>
          <table:table-cell table:style-name="ce5"/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table:style-name="ce5" office:value-type="float" office:value="219.7">
            <text:p>220</text:p>
          </table:table-cell>
          <table:table-cell table:style-name="ce5" table:formula="of:=1000000/[.B54]" office:value-type="float" office:value="4551.66135639508">
            <text:p>4552</text:p>
          </table:table-cell>
          <table:table-cell table:formula="of:=1000000/([.B$61]*[.A54]+[.C$61])" office:value-type="float" office:value="219.78021978022">
            <text:p>220</text:p>
          </table:table-cell>
          <table:table-cell table:formula="of:=[.D54]-[.B54]" office:value-type="float" office:value="0.0802197802197782">
            <text:p>0</text:p>
          </table:table-cell>
          <table:table-cell table:style-name="Default"/>
          <table:table-cell table:style-name="ce5"/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table:style-name="ce5" office:value-type="float" office:value="193.3">
            <text:p>193</text:p>
          </table:table-cell>
          <table:table-cell table:style-name="ce5" table:formula="of:=1000000/[.B55]" office:value-type="float" office:value="5173.30574236937">
            <text:p>5173</text:p>
          </table:table-cell>
          <table:table-cell table:formula="of:=1000000/([.B$61]*[.A55]+[.C$61])" office:value-type="float" office:value="193.236714975845">
            <text:p>193</text:p>
          </table:table-cell>
          <table:table-cell table:formula="of:=[.D55]-[.B55]" office:value-type="float" office:value="-0.0632850241545953">
            <text:p>0</text:p>
          </table:table-cell>
          <table:table-cell table:style-name="Default"/>
          <table:table-cell table:style-name="ce5"/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table:style-name="ce5" office:value-type="float" office:value="172.4">
            <text:p>172</text:p>
          </table:table-cell>
          <table:table-cell table:style-name="ce5" table:formula="of:=1000000/[.B56]" office:value-type="float" office:value="5800.46403712297">
            <text:p>5800</text:p>
          </table:table-cell>
          <table:table-cell table:formula="of:=1000000/([.B$61]*[.A56]+[.C$61])" office:value-type="float" office:value="172.413793103448">
            <text:p>172</text:p>
          </table:table-cell>
          <table:table-cell table:formula="of:=[.D56]-[.B56]" office:value-type="float" office:value="0.013793103448279">
            <text:p>0</text:p>
          </table:table-cell>
          <table:table-cell table:style-name="Default"/>
          <table:table-cell table:style-name="ce5"/>
          <table:table-cell table:number-columns-repeated="1016"/>
        </table:table-row>
        <table:table-row table:style-name="ro1">
          <table:table-cell office:value-type="float" office:value="100">
            <text:p>100</text:p>
          </table:table-cell>
          <table:table-cell table:style-name="ce5" office:value-type="float" office:value="155.7">
            <text:p>156</text:p>
          </table:table-cell>
          <table:table-cell table:style-name="ce5" table:formula="of:=1000000/[.B57]" office:value-type="float" office:value="6422.60757867694">
            <text:p>6423</text:p>
          </table:table-cell>
          <table:table-cell table:formula="of:=1000000/([.B$61]*[.A57]+[.C$61])" office:value-type="float" office:value="155.642023346303">
            <text:p>156</text:p>
          </table:table-cell>
          <table:table-cell table:formula="of:=[.D57]-[.B57]" office:value-type="float" office:value="-0.0579766536964996">
            <text:p>0</text:p>
          </table:table-cell>
          <table:table-cell table:style-name="Default"/>
          <table:table-cell table:style-name="ce5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5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Coefficients</text:p>
          </table:table-cell>
          <table:table-cell office:value-type="float" office:value="62.5">
            <text:p>62.5</text:p>
          </table:table-cell>
          <table:table-cell table:style-name="ce6" office:value-type="float" office:value="175">
            <text:p>175.0</text:p>
          </table:table-cell>
          <table:table-cell table:number-columns-repeated="1020"/>
        </table:table-row>
        <table:table-row table:style-name="ro1">
          <table:table-cell office:value-type="string">
            <text:p>Calculated</text:p>
          </table:table-cell>
          <table:table-cell table:number-matrix-columns-spanned="2" table:number-matrix-rows-spanned="1" table:formula="of:=LINEST([.C44:.C57];[.A44:.A57])" office:value-type="float" office:value="62.4983556681538">
            <text:p>62.5</text:p>
          </table:table-cell>
          <table:table-cell office:value-type="float" office:value="175.056907890636">
            <text:p>175.06</text:p>
          </table:table-cell>
          <table:table-cell table:number-columns-repeated="1020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6">06/01/2022</text:date>, <text:time>16:1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0H44M6S</meta:editing-duration>
    <meta:editing-cycles>179</meta:editing-cycles>
    <meta:generator>OpenOffice/4.1.10$Win32 OpenOffice.org_project/4110m2$Build-9807</meta:generator>
    <dc:date>2022-01-06T16:19:04.75</dc:date>
    <dc:creator>Mike </dc:creator>
    <meta:document-statistic meta:table-count="1" meta:cell-count="300" meta:object-count="2"/>
    <meta:user-defined meta:name="Info 1"/>
    <meta:user-defined meta:name="Info 2"/>
    <meta:user-defined meta:name="Info 3"/>
    <meta:user-defined meta:name="Info 4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square" chart:symbol-width="0.1cm" chart:symbol-height="0.1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1cm" chart:symbol-height="0.1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up" chart:symbol-width="0.1cm" chart:symbol-height="0.1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left" chart:symbol-width="0.1cm" chart:symbol-height="0.1cm">
        <chart:symbol-image xlink:href="Pictures/2000000D000000DD000000DD878801F7.svm" xlink:type="simple" xlink:actuate="onLoad"/>
      </style:chart-properties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355cm" svg:height="11.702cm" xlink:href=".." xlink:type="simple" chart:class="chart:scatter" chart:style-name="ch1">
        <chart:title svg:x="4.865cm" svg:y="0.496cm" chart:style-name="ch2">
          <text:p>80 MHz</text:p>
        </chart:title>
        <chart:legend svg:x="2.887cm" svg:y="1.998cm" style:legend-expansion="custom" chartooo:width="3.088cm" chartooo:height="1.84cm" style:legend-expansion-aspect-ratio="1.67826086956522" chart:style-name="ch3"/>
        <chart:plot-area chart:style-name="ch4" table:cell-range-address="SPISoft.A4:SPISoft.C25 SPISoft.B3:SPISoft.C3 SPISoft.F3:SPISoft.G25" chart:data-source-has-labels="row" svg:x="0.676cm" svg:y="1.264cm" svg:width="10.218cm" svg:height="9.414cm">
          <chartooo:coordinate-region svg:x="1.668cm" svg:y="1.477cm" svg:width="8.048cm" svg:height="8.528cm"/>
          <chart:axis chart:dimension="x" chart:name="primary-x" chart:style-name="ch5">
            <chart:title svg:x="5.174cm" svg:y="10.878cm" chart:style-name="ch6">
              <text:p>delay</text:p>
            </chart:title>
          </chart:axis>
          <chart:axis chart:dimension="y" chart:name="primary-y" chart:style-name="ch5">
            <chart:title svg:x="0.001cm" svg:y="7.14cm" chart:style-name="ch7">
              <text:p>frequency (kHz)</text:p>
            </chart:title>
            <chart:grid chart:style-name="ch8" chart:class="major"/>
          </chart:axis>
          <chart:axis chart:dimension="y" chart:name="secondary-y" chart:style-name="ch9">
            <chart:title svg:x="10.768cm" svg:y="6.835cm" chart:style-name="ch7">
              <text:p>Period (ns)</text:p>
            </chart:title>
          </chart:axis>
          <chart:series chart:attached-axis="primary-y" chart:style-name="ch10" chart:values-cell-range-address="SPISoft.B4:SPISoft.B25" chart:label-cell-address="SPISoft.B3:SPISoft.B3" chart:class="chart:scatter">
            <chart:domain table:cell-range-address="SPISoft.A4:SPISoft.A25"/>
            <chart:data-point chart:repeated="22"/>
          </chart:series>
          <chart:series chart:attached-axis="primary-y" chart:style-name="ch11" chart:values-cell-range-address="SPISoft.F4:SPISoft.F25" chart:label-cell-address="SPISoft.F3:SPISoft.F3" chart:class="chart:scatter">
            <chart:data-point chart:repeated="22"/>
          </chart:series>
          <chart:series chart:attached-axis="secondary-y" chart:style-name="ch12" chart:values-cell-range-address="SPISoft.C4:SPISoft.C25" chart:label-cell-address="SPISoft.C3:SPISoft.C3" chart:class="chart:scatter">
            <chart:data-point chart:repeated="22"/>
          </chart:series>
          <chart:series chart:attached-axis="secondary-y" chart:style-name="ch13" chart:values-cell-range-address="SPISoft.G4:SPISoft.G25" chart:label-cell-address="SPISoft.G3:SPISoft.G3" chart:class="chart:scatter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req</text:p>
                <draw:g>
                  <svg:desc>SPISoft.B3:SPISoft.B3</svg:desc>
                </draw:g>
              </table:table-cell>
              <table:table-cell office:value-type="string">
                <text:p>Fixed Freq</text:p>
                <draw:g>
                  <svg:desc>SPISoft.F3:SPISoft.F3</svg:desc>
                </draw:g>
              </table:table-cell>
              <table:table-cell office:value-type="string">
                <text:p>Period (ns)</text:p>
                <draw:g>
                  <svg:desc>SPISoft.C3:SPISoft.C3</svg:desc>
                </draw:g>
              </table:table-cell>
              <table:table-cell office:value-type="string">
                <text:p>Fixed period</text:p>
                <draw:g>
                  <svg:desc>SPISoft.G3:SPISoft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ISoft.A4:SPISoft.A25</svg:desc>
                </draw:g>
              </table:table-cell>
              <table:table-cell office:value-type="float" office:value="1357">
                <text:p>1357</text:p>
                <draw:g>
                  <svg:desc>SPISoft.B4:SPISoft.B25</svg:desc>
                </draw:g>
              </table:table-cell>
              <table:table-cell office:value-type="float" office:value="2288">
                <text:p>2288</text:p>
                <draw:g>
                  <svg:desc>SPISoft.F4:SPISoft.F25</svg:desc>
                </draw:g>
              </table:table-cell>
              <table:table-cell office:value-type="float" office:value="736.919675755343">
                <text:p>736.919675755343</text:p>
                <draw:g>
                  <svg:desc>SPISoft.C4:SPISoft.C25</svg:desc>
                </draw:g>
              </table:table-cell>
              <table:table-cell office:value-type="float" office:value="437.062937062937">
                <text:p>437.062937062937</text:p>
                <draw:g>
                  <svg:desc>SPISoft.G4:SPISoft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15">
                <text:p>1315</text:p>
              </table:table-cell>
              <table:table-cell office:value-type="float" office:value="1869">
                <text:p>1869</text:p>
              </table:table-cell>
              <table:table-cell office:value-type="float" office:value="760.456273764259">
                <text:p>760.456273764259</text:p>
              </table:table-cell>
              <table:table-cell office:value-type="float" office:value="535.045478865704">
                <text:p>535.045478865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15">
                <text:p>1215</text:p>
              </table:table-cell>
              <table:table-cell office:value-type="float" office:value="1824">
                <text:p>1824</text:p>
              </table:table-cell>
              <table:table-cell office:value-type="float" office:value="823.045267489712">
                <text:p>823.045267489712</text:p>
              </table:table-cell>
              <table:table-cell office:value-type="float" office:value="548.245614035088">
                <text:p>548.245614035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29">
                <text:p>1129</text:p>
              </table:table-cell>
              <table:table-cell office:value-type="float" office:value="1780">
                <text:p>1780</text:p>
              </table:table-cell>
              <table:table-cell office:value-type="float" office:value="885.739592559787">
                <text:p>885.739592559787</text:p>
              </table:table-cell>
              <table:table-cell office:value-type="float" office:value="561.797752808989">
                <text:p>561.797752808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55">
                <text:p>1055</text:p>
              </table:table-cell>
              <table:table-cell office:value-type="float" office:value="1744">
                <text:p>1744</text:p>
              </table:table-cell>
              <table:table-cell office:value-type="float" office:value="947.867298578199">
                <text:p>947.867298578199</text:p>
              </table:table-cell>
              <table:table-cell office:value-type="float" office:value="573.394495412844">
                <text:p>573.394495412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89.6">
                <text:p>989.6</text:p>
              </table:table-cell>
              <table:table-cell office:value-type="float" office:value="1709">
                <text:p>1709</text:p>
              </table:table-cell>
              <table:table-cell office:value-type="float" office:value="1010.50929668553">
                <text:p>1010.50929668553</text:p>
              </table:table-cell>
              <table:table-cell office:value-type="float" office:value="585.137507314219">
                <text:p>585.137507314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32.1">
                <text:p>932.1</text:p>
              </table:table-cell>
              <table:table-cell office:value-type="float" office:value="1639">
                <text:p>1639</text:p>
              </table:table-cell>
              <table:table-cell office:value-type="float" office:value="1072.84626113078">
                <text:p>1072.84626113078</text:p>
              </table:table-cell>
              <table:table-cell office:value-type="float" office:value="610.12812690665">
                <text:p>610.12812690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80.7">
                <text:p>880.7</text:p>
              </table:table-cell>
              <table:table-cell office:value-type="float" office:value="1575">
                <text:p>1575</text:p>
              </table:table-cell>
              <table:table-cell office:value-type="float" office:value="1135.46042920404">
                <text:p>1135.46042920404</text:p>
              </table:table-cell>
              <table:table-cell office:value-type="float" office:value="634.920634920635">
                <text:p>634.920634920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18.6">
                <text:p>818.6</text:p>
              </table:table-cell>
              <table:table-cell office:value-type="float" office:value="1511">
                <text:p>1511</text:p>
              </table:table-cell>
              <table:table-cell office:value-type="float" office:value="1221.59784998778">
                <text:p>1221.59784998778</text:p>
              </table:table-cell>
              <table:table-cell office:value-type="float" office:value="661.813368630046">
                <text:p>661.8133686300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42.7">
                <text:p>742.7</text:p>
              </table:table-cell>
              <table:table-cell office:value-type="float" office:value="1462">
                <text:p>1462</text:p>
              </table:table-cell>
              <table:table-cell office:value-type="float" office:value="1346.43866971859">
                <text:p>1346.43866971859</text:p>
              </table:table-cell>
              <table:table-cell office:value-type="float" office:value="683.994528043776">
                <text:p>683.994528043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79.5">
                <text:p>679.5</text:p>
              </table:table-cell>
              <table:table-cell office:value-type="float" office:value="1408">
                <text:p>1408</text:p>
              </table:table-cell>
              <table:table-cell office:value-type="float" office:value="1471.67034584253">
                <text:p>1471.67034584253</text:p>
              </table:table-cell>
              <table:table-cell office:value-type="float" office:value="710.227272727273">
                <text:p>710.2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25.8">
                <text:p>625.8</text:p>
              </table:table-cell>
              <table:table-cell office:value-type="float" office:value="1338">
                <text:p>1338</text:p>
              </table:table-cell>
              <table:table-cell office:value-type="float" office:value="1597.95461808885">
                <text:p>1597.95461808885</text:p>
              </table:table-cell>
              <table:table-cell office:value-type="float" office:value="747.384155455904">
                <text:p>747.3841554559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78.2">
                <text:p>578.2</text:p>
              </table:table-cell>
              <table:table-cell office:value-type="float" office:value="1294">
                <text:p>1294</text:p>
              </table:table-cell>
              <table:table-cell office:value-type="float" office:value="1729.50536146662">
                <text:p>1729.50536146662</text:p>
              </table:table-cell>
              <table:table-cell office:value-type="float" office:value="772.797527047914">
                <text:p>772.797527047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367.4">
                <text:p>367.4</text:p>
              </table:table-cell>
              <table:table-cell office:value-type="float" office:value="NaN">
                <text:p>NaN</text:p>
              </table:table-cell>
              <table:table-cell office:value-type="float" office:value="2721.82906913446">
                <text:p>2721.82906913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251.3">
                <text:p>251.3</text:p>
              </table:table-cell>
              <table:table-cell office:value-type="float" office:value="NaN">
                <text:p>NaN</text:p>
              </table:table-cell>
              <table:table-cell office:value-type="float" office:value="3979.30760047752">
                <text:p>3979.30760047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191.6">
                <text:p>191.6</text:p>
              </table:table-cell>
              <table:table-cell office:value-type="float" office:value="NaN">
                <text:p>NaN</text:p>
              </table:table-cell>
              <table:table-cell office:value-type="float" office:value="5219.20668058455">
                <text:p>5219.20668058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54.7">
                <text:p>154.7</text:p>
              </table:table-cell>
              <table:table-cell office:value-type="float" office:value="NaN">
                <text:p>NaN</text:p>
              </table:table-cell>
              <table:table-cell office:value-type="float" office:value="6464.12411118294">
                <text:p>6464.12411118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129.4">
                <text:p>129.4</text:p>
              </table:table-cell>
              <table:table-cell office:value-type="float" office:value="NaN">
                <text:p>NaN</text:p>
              </table:table-cell>
              <table:table-cell office:value-type="float" office:value="7727.97527047913">
                <text:p>7727.97527047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111.6">
                <text:p>111.6</text:p>
              </table:table-cell>
              <table:table-cell office:value-type="float" office:value="NaN">
                <text:p>NaN</text:p>
              </table:table-cell>
              <table:table-cell office:value-type="float" office:value="8960.57347670251">
                <text:p>8960.57347670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97.87">
                <text:p>97.87</text:p>
              </table:table-cell>
              <table:table-cell office:value-type="float" office:value="NaN">
                <text:p>NaN</text:p>
              </table:table-cell>
              <table:table-cell office:value-type="float" office:value="10217.6356391131">
                <text:p>10217.6356391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87.14">
                <text:p>87.14</text:p>
              </table:table-cell>
              <table:table-cell office:value-type="float" office:value="NaN">
                <text:p>NaN</text:p>
              </table:table-cell>
              <table:table-cell office:value-type="float" office:value="11475.7860913473">
                <text:p>11475.7860913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78.8">
                <text:p>78.8</text:p>
              </table:table-cell>
              <table:table-cell office:value-type="float" office:value="NaN">
                <text:p>NaN</text:p>
              </table:table-cell>
              <table:table-cell office:value-type="float" office:value="12690.3553299492">
                <text:p>12690.3553299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square" chart:symbol-width="0.1cm" chart:symbol-height="0.1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1cm" chart:symbol-height="0.1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1cm" chart:symbol-height="0.1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left" chart:symbol-width="0.1cm" chart:symbol-height="0.1cm">
        <chart:symbol-image xlink:href="Pictures/2000000D000000DD000000DD878801F7.svm" xlink:type="simple" xlink:actuate="onLoad"/>
      </style:chart-properties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993cm" svg:height="11.867cm" xlink:href=".." xlink:type="simple" chart:class="chart:scatter" chart:style-name="ch1">
        <chart:title svg:x="4.629cm" svg:y="0.368cm" chart:style-name="ch2">
          <text:p>160 MHz</text:p>
        </chart:title>
        <chart:legend svg:x="2.166cm" svg:y="1.68cm" style:legend-expansion="custom" chartooo:width="4.137cm" chartooo:height="1.987cm" style:legend-expansion-aspect-ratio="2.08203321590337" chart:style-name="ch3"/>
        <chart:plot-area chart:style-name="ch4" table:cell-range-address="SPISoft.A36:SPISoft.C57 SPISoft.B35:SPISoft.C35 SPISoft.F35:SPISoft.G57" chart:data-source-has-labels="row" svg:x="0.667cm" svg:y="1.365cm" svg:width="9.485cm" svg:height="9.617cm">
          <chartooo:coordinate-region svg:x="1.659cm" svg:y="1.577cm" svg:width="7.5cm" svg:height="8.732cm"/>
          <chart:axis chart:dimension="x" chart:name="primary-x" chart:style-name="ch5">
            <chart:title svg:x="4.971cm" svg:y="10.977cm" chart:style-name="ch6">
              <text:p>delay</text:p>
            </chart:title>
          </chart:axis>
          <chart:axis chart:dimension="y" chart:name="primary-y" chart:style-name="ch5">
            <chart:title svg:x="0.001cm" svg:y="7.394cm" chart:style-name="ch7">
              <text:p>Frequency (kHz)</text:p>
            </chart:title>
            <chart:grid chart:style-name="ch8" chart:class="major"/>
          </chart:axis>
          <chart:axis chart:dimension="y" chart:name="secondary-y" chart:style-name="ch9">
            <chart:title svg:x="10.372cm" svg:y="7.037cm" chart:style-name="ch7">
              <text:p>Period (ns)</text:p>
            </chart:title>
          </chart:axis>
          <chart:series chart:attached-axis="primary-y" chart:style-name="ch10" chart:values-cell-range-address="SPISoft.B36:SPISoft.B57" chart:label-cell-address="SPISoft.B35:SPISoft.B35" chart:class="chart:scatter">
            <chart:domain table:cell-range-address="SPISoft.A36:SPISoft.A57"/>
            <chart:data-point chart:repeated="22"/>
          </chart:series>
          <chart:series chart:attached-axis="primary-y" chart:style-name="ch11" chart:values-cell-range-address="SPISoft.F36:SPISoft.F57" chart:label-cell-address="SPISoft.F35:SPISoft.F35" chart:class="chart:scatter">
            <chart:data-point chart:repeated="22"/>
          </chart:series>
          <chart:series chart:attached-axis="secondary-y" chart:style-name="ch12" chart:values-cell-range-address="SPISoft.C36:SPISoft.C57" chart:label-cell-address="SPISoft.C35:SPISoft.C35" chart:class="chart:scatter">
            <chart:data-point chart:repeated="22"/>
          </chart:series>
          <chart:series chart:attached-axis="secondary-y" chart:style-name="ch13" chart:values-cell-range-address="SPISoft.G36:SPISoft.G57" chart:label-cell-address="SPISoft.G35:SPISoft.G35" chart:class="chart:scatter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req</text:p>
                <draw:g>
                  <svg:desc>SPISoft.B35:SPISoft.B35</svg:desc>
                </draw:g>
              </table:table-cell>
              <table:table-cell office:value-type="string">
                <text:p>Fixed  Freq</text:p>
                <draw:g>
                  <svg:desc>SPISoft.F35:SPISoft.F35</svg:desc>
                </draw:g>
              </table:table-cell>
              <table:table-cell office:value-type="string">
                <text:p>Period (ns)</text:p>
                <draw:g>
                  <svg:desc>SPISoft.C35:SPISoft.C35</svg:desc>
                </draw:g>
              </table:table-cell>
              <table:table-cell office:value-type="string">
                <text:p>Fixed period</text:p>
                <draw:g>
                  <svg:desc>SPISoft.G35:SPISoft.G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ISoft.A36:SPISoft.A57</svg:desc>
                </draw:g>
              </table:table-cell>
              <table:table-cell office:value-type="float" office:value="2133">
                <text:p>2133</text:p>
                <draw:g>
                  <svg:desc>SPISoft.B36:SPISoft.B57</svg:desc>
                </draw:g>
              </table:table-cell>
              <table:table-cell office:value-type="float" office:value="2857">
                <text:p>2857</text:p>
                <draw:g>
                  <svg:desc>SPISoft.F36:SPISoft.F57</svg:desc>
                </draw:g>
              </table:table-cell>
              <table:table-cell office:value-type="float" office:value="468.82325363338">
                <text:p>468.82325363338</text:p>
                <draw:g>
                  <svg:desc>SPISoft.C36:SPISoft.C57</svg:desc>
                </draw:g>
              </table:table-cell>
              <table:table-cell office:value-type="float" office:value="350.017500875044">
                <text:p>350.017500875044</text:p>
                <draw:g>
                  <svg:desc>SPISoft.G36:SPISoft.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26">
                <text:p>2126</text:p>
              </table:table-cell>
              <table:table-cell office:value-type="float" office:value="2510">
                <text:p>2510</text:p>
              </table:table-cell>
              <table:table-cell office:value-type="float" office:value="470.366886171214">
                <text:p>470.366886171214</text:p>
              </table:table-cell>
              <table:table-cell office:value-type="float" office:value="398.406374501992">
                <text:p>398.406374501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106">
                <text:p>2106</text:p>
              </table:table-cell>
              <table:table-cell office:value-type="float" office:value="2500">
                <text:p>2500</text:p>
              </table:table-cell>
              <table:table-cell office:value-type="float" office:value="474.833808167142">
                <text:p>474.83380816714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958">
                <text:p>1958</text:p>
              </table:table-cell>
              <table:table-cell office:value-type="float" office:value="2439">
                <text:p>2439</text:p>
              </table:table-cell>
              <table:table-cell office:value-type="float" office:value="510.725229826353">
                <text:p>510.725229826353</text:p>
              </table:table-cell>
              <table:table-cell office:value-type="float" office:value="410.004100041">
                <text:p>410.004100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61">
                <text:p>1861</text:p>
              </table:table-cell>
              <table:table-cell office:value-type="float" office:value="2429">
                <text:p>2429</text:p>
              </table:table-cell>
              <table:table-cell office:value-type="float" office:value="537.345513164965">
                <text:p>537.345513164965</text:p>
              </table:table-cell>
              <table:table-cell office:value-type="float" office:value="411.692054343351">
                <text:p>411.692054343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745">
                <text:p>1745</text:p>
              </table:table-cell>
              <table:table-cell office:value-type="float" office:value="2372">
                <text:p>2372</text:p>
              </table:table-cell>
              <table:table-cell office:value-type="float" office:value="573.065902578797">
                <text:p>573.065902578797</text:p>
              </table:table-cell>
              <table:table-cell office:value-type="float" office:value="421.585160202361">
                <text:p>421.585160202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68">
                <text:p>1668</text:p>
              </table:table-cell>
              <table:table-cell office:value-type="float" office:value="2353">
                <text:p>2353</text:p>
              </table:table-cell>
              <table:table-cell office:value-type="float" office:value="599.520383693046">
                <text:p>599.520383693046</text:p>
              </table:table-cell>
              <table:table-cell office:value-type="float" office:value="424.989375265618">
                <text:p>424.989375265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73">
                <text:p>1573</text:p>
              </table:table-cell>
              <table:table-cell office:value-type="float" office:value="2294">
                <text:p>2294</text:p>
              </table:table-cell>
              <table:table-cell office:value-type="float" office:value="635.727908455181">
                <text:p>635.727908455181</text:p>
              </table:table-cell>
              <table:table-cell office:value-type="float" office:value="435.9197907585">
                <text:p>435.9197907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82">
                <text:p>1482</text:p>
              </table:table-cell>
              <table:table-cell office:value-type="float" office:value="2283">
                <text:p>2283</text:p>
              </table:table-cell>
              <table:table-cell office:value-type="float" office:value="674.76383265857">
                <text:p>674.76383265857</text:p>
              </table:table-cell>
              <table:table-cell office:value-type="float" office:value="438.020148926851">
                <text:p>438.020148926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57">
                <text:p>1357</text:p>
              </table:table-cell>
              <table:table-cell office:value-type="float" office:value="2242">
                <text:p>2242</text:p>
              </table:table-cell>
              <table:table-cell office:value-type="float" office:value="736.919675755343">
                <text:p>736.919675755343</text:p>
              </table:table-cell>
              <table:table-cell office:value-type="float" office:value="446.030330062444">
                <text:p>446.030330062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50">
                <text:p>1250</text:p>
              </table:table-cell>
              <table:table-cell office:value-type="float" office:value="2222">
                <text:p>2222</text:p>
              </table:table-cell>
              <table:table-cell office:value-type="float" office:value="800">
                <text:p>800</text:p>
              </table:table-cell>
              <table:table-cell office:value-type="float" office:value="450.04500450045">
                <text:p>450.0450045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60">
                <text:p>1160</text:p>
              </table:table-cell>
              <table:table-cell office:value-type="float" office:value="2174">
                <text:p>2174</text:p>
              </table:table-cell>
              <table:table-cell office:value-type="float" office:value="862.068965517241">
                <text:p>862.068965517241</text:p>
              </table:table-cell>
              <table:table-cell office:value-type="float" office:value="459.981600735971">
                <text:p>459.981600735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81">
                <text:p>1081</text:p>
              </table:table-cell>
              <table:table-cell office:value-type="float" office:value="2165">
                <text:p>2165</text:p>
              </table:table-cell>
              <table:table-cell office:value-type="float" office:value="925.069380203515">
                <text:p>925.069380203515</text:p>
              </table:table-cell>
              <table:table-cell office:value-type="float" office:value="461.89376443418">
                <text:p>461.893764434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701.9">
                <text:p>701.9</text:p>
              </table:table-cell>
              <table:table-cell office:value-type="float" office:value="NaN">
                <text:p>NaN</text:p>
              </table:table-cell>
              <table:table-cell office:value-type="float" office:value="1424.70437384243">
                <text:p>1424.70437384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487.9">
                <text:p>487.9</text:p>
              </table:table-cell>
              <table:table-cell office:value-type="float" office:value="NaN">
                <text:p>NaN</text:p>
              </table:table-cell>
              <table:table-cell office:value-type="float" office:value="2049.60032793605">
                <text:p>2049.60032793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373.9">
                <text:p>373.9</text:p>
              </table:table-cell>
              <table:table-cell office:value-type="float" office:value="NaN">
                <text:p>NaN</text:p>
              </table:table-cell>
              <table:table-cell office:value-type="float" office:value="2674.51190157796">
                <text:p>2674.51190157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302.9">
                <text:p>302.9</text:p>
              </table:table-cell>
              <table:table-cell office:value-type="float" office:value="NaN">
                <text:p>NaN</text:p>
              </table:table-cell>
              <table:table-cell office:value-type="float" office:value="3301.41961043249">
                <text:p>3301.41961043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254.6">
                <text:p>254.6</text:p>
              </table:table-cell>
              <table:table-cell office:value-type="float" office:value="NaN">
                <text:p>NaN</text:p>
              </table:table-cell>
              <table:table-cell office:value-type="float" office:value="3927.72977219167">
                <text:p>3927.7297721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219.7">
                <text:p>219.7</text:p>
              </table:table-cell>
              <table:table-cell office:value-type="float" office:value="NaN">
                <text:p>NaN</text:p>
              </table:table-cell>
              <table:table-cell office:value-type="float" office:value="4551.66135639508">
                <text:p>4551.66135639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193.3">
                <text:p>193.3</text:p>
              </table:table-cell>
              <table:table-cell office:value-type="float" office:value="NaN">
                <text:p>NaN</text:p>
              </table:table-cell>
              <table:table-cell office:value-type="float" office:value="5173.30574236937">
                <text:p>5173.30574236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172.4">
                <text:p>172.4</text:p>
              </table:table-cell>
              <table:table-cell office:value-type="float" office:value="NaN">
                <text:p>NaN</text:p>
              </table:table-cell>
              <table:table-cell office:value-type="float" office:value="5800.46403712297">
                <text:p>5800.46403712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155.7">
                <text:p>155.7</text:p>
              </table:table-cell>
              <table:table-cell office:value-type="float" office:value="NaN">
                <text:p>NaN</text:p>
              </table:table-cell>
              <table:table-cell office:value-type="float" office:value="6422.60757867694">
                <text:p>6422.60757867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